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6pt" style:font-size-asian="16pt" style:font-size-complex="16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663300" style:font-name="Ubuntu Mono" fo:font-size="16pt" fo:letter-spacing="normal" fo:font-style="normal" fo:font-weight="bold" style:font-size-asian="16pt" style:font-size-complex="16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663300" style:font-name="Ubuntu Mono" fo:font-size="16pt" fo:letter-spacing="normal" style:font-size-asian="16pt" style:font-size-complex="16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6pt" fo:letter-spacing="normal" style:font-size-asian="16pt" style:font-size-complex="16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style:font-name="Ubuntu Mono" fo:font-size="16pt" fo:letter-spacing="normal" fo:font-style="normal" fo:font-weight="normal" style:font-size-asian="16pt" style:font-size-complex="16pt"/>
    </style:style>
    <style:style style:name="P6" style:family="paragraph" style:parent-style-name="Preformatted_20_Text">
      <style:paragraph-properties fo:orphans="2" fo:widows="2"/>
      <style:text-properties style:font-name="Ubuntu Mono" fo:font-size="16pt" style:font-size-asian="16pt" style:font-size-complex="16pt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Ubuntu Mono" fo:font-size="16pt" fo:letter-spacing="normal" fo:font-style="normal" fo:font-weight="normal" style:font-size-asian="16pt" style:font-size-complex="16pt"/>
    </style:style>
    <style:style style:name="P8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663300" style:font-name="Ubuntu Mono" fo:font-size="16pt" fo:letter-spacing="normal" fo:font-style="normal" fo:font-weight="bold" style:font-size-asian="16pt" style:font-size-complex="16pt"/>
    </style:style>
    <style:style style:name="T1" style:family="text">
      <style:text-properties fo:color="#ff6633"/>
    </style:style>
    <style:style style:name="T2" style:family="text">
      <style:text-properties fo:color="#ff6633" fo:font-style="normal" fo:font-weight="normal"/>
    </style:style>
    <style:style style:name="T3" style:family="text">
      <style:text-properties fo:color="#663300"/>
    </style:style>
    <style:style style:name="T4" style:family="text">
      <style:text-properties fo:color="#663300" fo:font-weight="bold"/>
    </style:style>
    <style:style style:name="T5" style:family="text">
      <style:text-properties fo:color="#663300" fo:font-style="normal" fo:font-weight="bold"/>
    </style:style>
    <style:style style:name="T6" style:family="text">
      <style:text-properties fo:color="#663300" fo:font-style="normal" fo:font-weight="normal"/>
    </style:style>
    <style:style style:name="T7" style:family="text">
      <style:text-properties fo:color="#990000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bold"/>
    </style:style>
    <style:style style:name="T10" style:family="text">
      <style:text-properties fo:color="#ff0000"/>
    </style:style>
    <style:style style:name="T11" style:family="text">
      <style:text-properties fo:color="#ff0000" fo:font-style="normal" fo:font-weight="normal"/>
    </style:style>
    <style:style style:name="T12" style:family="text">
      <style:text-properties fo:color="#0099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void</text:span> ArbreBinari<text:span text:style-name="T4">::</text:span>mostrar<text:span text:style-name="T4">()</text:span><text:span text:style-name="T7"> const</text:span></text:p>
      <text:p text:style-name="P2">{</text:p>
      <text:p text:style-name="P4"><text:span text:style-name="T10"><text:s text:c="4"/></text:span><text:span text:style-name="T11">if</text:span><text:span text:style-name="T5">(!</text:span><text:span text:style-name="T8">arbre_nul</text:span><text:span text:style-name="T5">())</text:span></text:p>
      <text:p text:style-name="P4"><text:s text:c="8"/><text:span text:style-name="T8">imostrar</text:span><text:span text:style-name="T5">(</text:span><text:span text:style-name="T8">arrel</text:span><text:span text:style-name="T5">);</text:span></text:p>
      <text:p text:style-name="P2">}</text:p>
      <text:p text:style-name="P6"/>
      <text:p text:style-name="P5"><text:span text:style-name="T1">void</text:span> ArbreBinari<text:span text:style-name="T4">::</text:span>imostrar<text:span text:style-name="T4">(</text:span>node<text:span text:style-name="T3"> </text:span><text:span text:style-name="T4">*</text:span>aux<text:span text:style-name="T4">)</text:span><text:span text:style-name="T7"> const</text:span></text:p>
      <text:p text:style-name="P2">{</text:p>
      <text:p text:style-name="P4"><text:span text:style-name="T1"><text:s text:c="4"/></text:span><text:span text:style-name="T2">bool</text:span><text:span text:style-name="T8"> fe</text:span><text:span text:style-name="T6"> </text:span><text:span text:style-name="T5">= (</text:span><text:span text:style-name="T8">aux</text:span><text:span text:style-name="T5">-&gt;</text:span><text:span text:style-name="T8">fe</text:span><text:span text:style-name="T6"> </text:span><text:span text:style-name="T5">!=</text:span><text:span text:style-name="T8"> NULL</text:span><text:span text:style-name="T5">);</text:span></text:p>
      <text:p text:style-name="P4"><text:span text:style-name="T1"><text:s text:c="4"/></text:span><text:span text:style-name="T2">bool</text:span><text:span text:style-name="T8"> fd</text:span><text:span text:style-name="T6"> </text:span><text:span text:style-name="T5">= (</text:span><text:span text:style-name="T8">aux</text:span><text:span text:style-name="T5">-&gt;</text:span><text:span text:style-name="T8">fd</text:span><text:span text:style-name="T6"> </text:span><text:span text:style-name="T5">!=</text:span><text:span text:style-name="T8"> NULL</text:span><text:span text:style-name="T5">);</text:span></text:p>
      <text:p text:style-name="P6"/>
      <text:p text:style-name="P4"><text:s text:c="4"/><text:span text:style-name="T8">cout</text:span><text:span text:style-name="T6"> </text:span><text:span text:style-name="T5">&lt;&lt;</text:span><text:span text:style-name="T8"> aux</text:span><text:span text:style-name="T5">-&gt;</text:span><text:span text:style-name="T8">dada</text:span><text:span text:style-name="T5">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6"> </text:span><text:span text:style-name="T5">or</text:span><text:span text:style-name="T8"> fd</text:span><text:span text:style-name="T5">)</text:span></text:p>
      <text:p text:style-name="P4"><text:s text:c="8"/><text:span text:style-name="T8">cout</text:span><text:span text:style-name="T6"> </text:span><text:span text:style-name="T5">&lt;&lt;</text:span><text:span text:style-name="T12"> "("</text:span><text:span text:style-name="T5">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5">)</text:span></text:p>
      <text:p text:style-name="P4"><text:s text:c="8"/><text:span text:style-name="T8">imostrar</text:span><text:span text:style-name="T5">(</text:span><text:span text:style-name="T8">aux</text:span><text:span text:style-name="T5">-&gt;</text:span><text:span text:style-name="T8">fe</text:span><text:span text:style-name="T5">);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d</text:span><text:span text:style-name="T5">)</text:span></text:p>
      <text:p text:style-name="P3"><text:s text:c="4"/><text:span text:style-name="T9">{</text:span></text:p>
      <text:p text:style-name="P4"><text:s text:c="8"/><text:span text:style-name="T8">cout</text:span><text:span text:style-name="T6"> </text:span><text:span text:style-name="T5">&lt;&lt;</text:span><text:span text:style-name="T12"> " "</text:span><text:span text:style-name="T5">;</text:span></text:p>
      <text:p text:style-name="P4"><text:s text:c="8"/><text:span text:style-name="T8">imostrar</text:span><text:span text:style-name="T5">(</text:span><text:span text:style-name="T8">aux</text:span><text:span text:style-name="T5">-&gt;</text:span><text:span text:style-name="T8">fd</text:span><text:span text:style-name="T5">);</text:span></text:p>
      <text:p text:style-name="P3"><text:s text:c="4"/><text:span text:style-name="T9">}</text:span></text:p>
      <text:p text:style-name="P4"><text:span text:style-name="T10"><text:s text:c="4"/></text:span><text:span text:style-name="T11">if</text:span><text:span text:style-name="T6"> </text:span><text:span text:style-name="T5">(</text:span><text:span text:style-name="T8">fe</text:span><text:span text:style-name="T6"> </text:span><text:span text:style-name="T5">or</text:span><text:span text:style-name="T8"> fd</text:span><text:span text:style-name="T5">)</text:span></text:p>
      <text:p text:style-name="P4"><text:s text:c="8"/><text:span text:style-name="T8">cout</text:span><text:span text:style-name="T6"> </text:span><text:span text:style-name="T5">&lt;&lt;</text:span><text:span text:style-name="T12"> ")"</text:span><text:span text:style-name="T5">;</text:span></text:p>
      <text:p text:style-name="P8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2:16:25.798428949</meta:creation-date>
    <dc:date>2017-10-13T12:17:07.280334705</dc:date>
    <meta:editing-duration>PT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54" meta:character-count="388" meta:non-whitespace-character-count="268"/>
  </office:meta>
</office:document-meta>
</file>